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2244b" officeooo:paragraph-rsid="0002244b"/>
    </style:style>
    <style:style style:name="P2" style:family="paragraph" style:parent-style-name="Standard">
      <style:text-properties officeooo:rsid="00042f98" officeooo:paragraph-rsid="00042f98"/>
    </style:style>
    <style:style style:name="P3" style:family="paragraph" style:parent-style-name="Standard">
      <style:text-properties officeooo:rsid="0006e36b" officeooo:paragraph-rsid="0006e36b"/>
    </style:style>
    <style:style style:name="P4" style:family="paragraph" style:parent-style-name="Standard">
      <style:text-properties officeooo:rsid="00042f98" officeooo:paragraph-rsid="00042f98"/>
    </style:style>
    <style:style style:name="P5" style:family="paragraph" style:parent-style-name="Standard">
      <style:text-properties officeooo:rsid="0008c1b6" officeooo:paragraph-rsid="0008c1b6"/>
    </style:style>
    <style:style style:name="P6" style:family="paragraph" style:parent-style-name="Standard">
      <style:text-properties officeooo:paragraph-rsid="00042f98"/>
    </style:style>
    <style:style style:name="P7" style:family="paragraph" style:parent-style-name="Standard">
      <style:text-properties officeooo:rsid="0006e36b" officeooo:paragraph-rsid="0006e36b"/>
    </style:style>
    <style:style style:name="P8" style:family="paragraph" style:parent-style-name="Standard">
      <style:text-properties officeooo:rsid="0008c7c7" officeooo:paragraph-rsid="0008c7c7"/>
    </style:style>
    <style:style style:name="P9" style:family="paragraph" style:parent-style-name="Standard">
      <style:text-properties officeooo:rsid="0002244b" officeooo:paragraph-rsid="0002244b"/>
    </style:style>
    <style:style style:name="T1" style:family="text">
      <style:text-properties officeooo:rsid="00042f98"/>
    </style:style>
    <style:style style:name="T2" style:family="text">
      <style:text-properties officeooo:rsid="00050a46"/>
    </style:style>
    <style:style style:name="T3" style:family="text">
      <style:text-properties style:text-position="-8% 80%"/>
    </style:style>
    <style:style style:name="T4" style:family="text">
      <style:text-properties style:text-position="33% 80%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050a46"/>
    </style:style>
    <style:style style:name="T7" style:family="text">
      <style:text-properties style:text-position="0% 100%" officeooo:rsid="0008c1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hodology:</text:p>
      <text:p text:style-name="P1"/>
      <text:p text:style-name="P1"/>
      <text:p text:style-name="P1">Explain R3B Clustering Califa - <text:s/><text:span text:style-name="T1">separation of proton and gamma lists, sorting and clustering. User can set different thresholds. The standard threshold for clustering is 0.25, trade-off between proton clusters and gamma clusters. Time information is available but not used for reconstruction…</text:span></text:p>
      <text:p text:style-name="P2">The simulation uses R3BROOT Geant4 with the geometry from 2020 of CALIFA, where it was only partly filled. </text:p>
      <text:p text:style-name="P2">IMAGES: califa front/side view gamma spectrum (e.g 2.4 MeV).</text:p>
      <text:p text:style-name="P5">Moreover a rudimental time simulation was implemented. An uniformly distributed time for each cluster -+ 4us. The single hits within the cluster are gaussian distributed with sigma 200 ns.</text:p>
      <text:p text:style-name="P2"/>
      <text:p text:style-name="P2"/>
      <text:p text:style-name="P6"><text:span text:style-name="T1">As mentioned, sparse hits for gamma clusters, </text:span><text:span text:style-name="T2">and moreover if gamma energy </text:span><text:s/>&gt;2m<text:span text:style-name="T3">e</text:span>c<text:span text:style-name="T4">2 </text:span><text:span text:style-name="T6">then pair creation with subsequent e+e-annihilation. Gammas can escape from the detector – then no chance to cure- or can hit on a far away crystal. From this we get the single- and double-escape peaks as seen in figure 1</text:span><text:span text:style-name="T7">a</text:span></text:p>
      <text:p text:style-name="P5"><text:span text:style-name="T7">I</text:span><text:span text:style-name="T5">MAGE: Fig 1a is the r3b clustered data for data peak at 2.4 MeV</text:span></text:p>
      <text:p text:style-name="P3">First approach was to use the generic agglomerative clustering model from SciPy and using the time info as radius. </text:p>
      <text:p text:style-name="P3">For comparisons of the various approaches following metrics were used:</text:p>
      <text:p text:style-name="P3">good_cluster</text:p>
      <text:p text:style-name="P3">true_event</text:p>
      <text:p text:style-name="P3">false_positive_event</text:p>
      <text:p text:style-name="P3">false_negative_event</text:p>
      <text:p text:style-name="P3">false_mixed_event</text:p>
      <text:p text:style-name="P5">IMAGE: metrics for r3b and agglo clustering</text:p>
      <text:p text:style-name="P5">Agglo performs better, it contains also time information. The bottleneck is the false positive→ should be pointed out.</text:p>
      <text:p text:style-name="P5">Next step towards advanced machine learning tool: use graph nn “egde model”. </text:p>
      <text:p text:style-name="P5">Explain how this works, its architecture:</text:p>
      <text:p text:style-name="P5">12 input features, 1k layer…, output is [0,1]. <text:s/>It is a pairwise comparison. 0 means hits do not belong together, 1 that they do.</text:p>
      <text:p text:style-name="P8">Add also the other hyperparameters: lr, n_epochs, training/test size etc.</text:p>
      <text:p text:style-name="P8">Explain that you use NetworkX(reference) to agglomerate then the pairs together.</text:p>
      <text:p text:style-name="P8">Show maybe results from r3b/agglo/edge on a table</text:p>
      <text:p text:style-name="P8">Since agglo model already performs quite well the idea to use the edge model only for removing false negative.</text:p>
      <text:p text:style-name="P8">Explain how it was trained (using fn (+true event data) only)).</text:p>
      <text:p text:style-name="P8"/>
      <text:p text:style-name="P8"/>
      <text:p text:style-name="P8"/>
      <text:p text:style-name="P5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2:55:15.390056172</meta:creation-date>
    <dc:date>2025-03-29T18:23:33.413501279</dc:date>
    <meta:editing-duration>PT3H59M4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24" meta:word-count="325" meta:character-count="2076" meta:non-whitespace-character-count="1768"/>
  </office:meta>
</office:document-meta>
</file>